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756" officeooo:paragraph-rsid="0014e756"/>
    </style:style>
    <style:style style:name="P2" style:family="paragraph" style:parent-style-name="Standard">
      <style:text-properties officeooo:paragraph-rsid="0014e756"/>
    </style:style>
    <style:style style:name="P3" style:family="paragraph" style:parent-style-name="Standard">
      <style:text-properties fo:font-weight="bold" officeooo:rsid="0014e756" officeooo:paragraph-rsid="0014e756" style:font-weight-asian="bold" style:font-weight-complex="bold"/>
    </style:style>
    <style:style style:name="P4" style:family="paragraph" style:parent-style-name="Standard">
      <style:text-properties fo:font-weight="bold" officeooo:paragraph-rsid="0014e75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14e756" officeooo:paragraph-rsid="0014e756" style:font-size-asian="22pt" style:font-weight-asian="bold" style:font-size-complex="22pt" style:font-weight-complex="bold"/>
    </style:style>
    <style:style style:name="T1" style:family="text">
      <style:text-properties officeooo:rsid="0014e756"/>
    </style:style>
    <style:style style:name="T2" style:family="text">
      <style:text-properties officeooo:rsid="00156d35"/>
    </style:style>
    <style:style style:name="T3" style:family="text">
      <style:text-properties officeooo:rsid="001720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STADO DE ERP</text:p>
      <text:p text:style-name="P1"/>
      <text:p text:style-name="P2"><text:span text:style-name="T1">Se dividen en cinco grupos.</text:span></text:p>
      <text:p text:style-name="P2"/>
      <text:p text:style-name="P3">-En funcion de como se hayan diseñado:</text:p>
      <text:p text:style-name="P1"><text:tab/>-A medida<text:span text:style-name="T2">(Axos,</text:span><text:span text:style-name="T3">SoftDoit</text:span><text:span text:style-name="T2">)</text:span></text:p>
      <text:p text:style-name="P1"><text:tab/>-Estándar o genérico<text:span text:style-name="T2">(Holded)</text:span></text:p>
      <text:p text:style-name="P1"><text:tab/>-Preparametrizado</text:p>
      <text:p text:style-name="P3">-Segun su versatilidad:</text:p>
      <text:p text:style-name="P2"><text:span text:style-name="T1"><text:tab/>-Vertical</text:span><text:span text:style-name="T2">(</text:span>ERP QUIVIR<text:span text:style-name="T2">)</text:span></text:p>
      <text:p text:style-name="P2"><text:span text:style-name="T1"><text:tab/>-Horizontal</text:span><text:span text:style-name="T2">(</text:span>MyGestion<text:span text:style-name="T2">)</text:span></text:p>
      <text:p text:style-name="P3">-Considerando la instalacion:</text:p>
      <text:p text:style-name="P2"><text:span text:style-name="T1"><text:tab/>-Instalada en la empresa</text:span><text:span text:style-name="T2">(</text:span>a3ERP<text:span text:style-name="T2">)</text:span></text:p>
      <text:p text:style-name="P2"><text:tab/>-<text:span text:style-name="T1">Instalada en la nube</text:span><text:span text:style-name="T2">(</text:span>Netsuite Oracle<text:span text:style-name="T2">)</text:span></text:p>
      <text:p text:style-name="P4">-<text:span text:style-name="T1">Segun el modelo de desarrollo</text:span></text:p>
      <text:p text:style-name="P2"><text:tab/>-<text:span text:style-name="T1">De codigo abierto(libre)</text:span><text:span text:style-name="T2">(</text:span>Odoo,<text:span text:style-name="T3">OpenBravo</text:span><text:span text:style-name="T2">)</text:span></text:p>
      <text:p text:style-name="P2"><text:tab/>-<text:span text:style-name="T1">Privado(propietario)</text:span><text:span text:style-name="T2">(</text:span>Dynamics 365 Business Central<text:span text:style-name="T2">)</text:span></text:p>
      <text:p text:style-name="P4">-<text:span text:style-name="T1">Segun el nivel:</text:span></text:p>
      <text:p text:style-name="P2"><text:tab/>-<text:span text:style-name="T1">Tier 1</text:span><text:span text:style-name="T2">(</text:span>JD Edwards EnterpriseOne<text:span text:style-name="T2">)</text:span></text:p>
      <text:p text:style-name="P2"><text:tab/>-<text:span text:style-name="T1">Tier 2</text:span><text:span text:style-name="T2">(</text:span>Sage 200 cloud<text:span text:style-name="T2">)</text:span></text:p>
      <text:p text:style-name="P2"><text:tab/>-<text:span text:style-name="T1">Tier 3</text:span><text:span text:style-name="T2">(</text:span>Quickbooks<text:span text:style-name="T2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16T09:33:04.574571132</meta:creation-date>
    <dc:date>2020-09-16T10:03:11.911124022</dc:date>
    <meta:editing-duration>PT3M12S</meta:editing-duration>
    <meta:editing-cycles>1</meta:editing-cycles>
    <meta:document-statistic meta:table-count="0" meta:image-count="0" meta:object-count="0" meta:page-count="1" meta:paragraph-count="19" meta:word-count="64" meta:character-count="538" meta:non-whitespace-character-count="481"/>
    <meta:generator>LibreOffice/7.0.1.2$Linux_X86_64 LibreOffice_project/88a63c56098013eb4038e11ebe7c8c0daab09aa8</meta:generator>
  </office:meta>
</office:document-meta>
</file>